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4_20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14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Typescript<text:tab/>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Joseph Blumenthal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April 18, 1893</text:p>
      <text:p text:style-name="P5">Month<text:tab/><text:tab/><text:tab/><text:tab/><text:tab/><text:tab/>April</text:p>
      <text:p text:style-name="P5">Year<text:tab/><text:tab/><text:tab/><text:tab/><text:tab/><text:tab/>1893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Letter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C/</text:p>
      <text:p text:style-name="P2"><text:s/>O/</text:p>
      <text:p text:style-name="P2"><text:s text:c="2"/>P/</text:p>
      <text:p text:style-name="P2"><text:s text:c="3"/>Y/</text:p>
      <text:p text:style-name="P3">Philadelphia, April 18th, 1893/</text:p>
      <text:p text:style-name="P2">Honorable Joseph Blumenthal/</text:p>
      <text:p text:style-name="P2"><text:tab/>My Dear Sir/</text:p>
      <text:p text:style-name="P2"><text:tab/><text:tab/>That I was greatly surprised to see Joseph Hertz and/ receive through him the many messages of kindness from yourself and all/ connected with the Jewish Theological Seminary, you may believe. <text:s/>I now begin/ to fear that an unguarded word when we last met, told the tale, which I had/ intended to hide from the public./</text:p>
      <text:p text:style-name="P2"><text:tab/>In your kindness you set undue value upon my endeavors, but/ it is indeed my earnest wish that the little which I can do may, under God's/ blessing, yield much to the credit of our loved Institution and the glory/ of Judaism./</text:p>
      <text:p text:style-name="P2"><text:soft-page-break/><text:tab/>I shall ask you the favor of conveying my acknowledgement[sic!]/ to your respect colleagues, of whom I have the honor of subscribing myself/ their well meaning co-worker./ <text:s/>S. MORAI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8T13:35:49.77</meta:creation-date>
    <dc:date>2011-12-08T13:45:06.57</dc:date>
    <dc:creator>Penn Libraries</dc:creator>
    <meta:editing-duration>PT00H09M16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0" meta:word-count="305" meta:character-count="2091"/>
  </office:meta>
</office:document-meta>
</file>